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draw:shadow="visible" draw:shadow-offset-x="0.1cm" draw:shadow-offset-y="0.1cm"/>
    </style:style>
    <style:style style:name="gr2" style:family="graphic" style:parent-style-name="standard">
      <style:graphic-properties draw:fill="solid" draw:fill-color="#b3b3b3" draw:textarea-horizontal-align="justify" draw:textarea-vertical-align="middle" draw:auto-grow-height="false" draw:shadow="visible" draw:shadow-offset-x="0.1cm" draw:shadow-offset-y="0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margin-left="0cm" fo:margin-right="0cm" fo:text-indent="0cm"/>
      <style:text-properties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8.125cm" svg:x="4cm" svg:y="9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75cm" svg:height="1.25cm" svg:x="5cm" svg:y="13cm">
          <text:p text:style-name="P2">data segm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75cm" svg:height="1.25cm" svg:x="5cm" svg:y="11.125cm">
          <text:p text:style-name="P2">stack segmen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75cm" svg:height="2.475cm" svg:x="5.002cm" svg:y="14.9cm">
          <text:p text:style-name="P2">text segment</text:p>
          <text:p text:style-name="P2">(code)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342cm" svg:height="1.309cm" svg:x="4.625cm" svg:y="9.67cm">
          <draw:text-box>
            <text:p text:style-name="P3">Espace d'adressage</text:p>
            <text:p text:style-name="P3">Process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Yann Thoma</meta:initial-creator>
    <meta:creation-date>2009-02-05T11:41:04</meta:creation-date>
    <dc:creator>Yann Thoma</dc:creator>
    <dc:date>2009-02-05T11:53:16</dc:date>
    <meta:editing-cycles>1</meta:editing-cycles>
    <meta:editing-duration>PT12M12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